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17.93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ta3" style:family="table" style:master-page-name="PageStyle_5f_Planilha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row table:style-name="ro1">
          <table:table-cell table:style-name="ce1" office:value-type="string" table:number-columns-spanned="2" table:number-rows-spanned="1">
            <text:p>ROTEIRO DE TESTES</text:p>
          </table:table-cell>
          <table:covered-table-cell table:style-name="ce4"/>
        </table:table-row>
        <table:table-row table:style-name="ro1">
          <table:table-cell table:style-name="ce1" office:value-type="string" table:number-columns-spanned="2" table:number-rows-spanned="1">
            <text:p>SISTEMA: AÇÃO</text:p>
          </table:table-cell>
          <table:covered-table-cell table:style-name="ce4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table:style-name="ce2" office:value-type="string" table:number-columns-spanned="2" table:number-rows-spanned="1">
            <text:p>Perfil de Usuário: REVISOR</text:p>
          </table:table-cell>
          <table:covered-table-cell table:style-name="ce5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Teste</text:p>
          </table:table-cell>
          <table:table-cell office:value-type="string">
            <text:p>005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Testar tela de Registros no perfil Revisor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usuário logado deverá fazer parte do perfil Revisor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Na tela de registros o usuário Revisor clica na opção Revis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à listagem dos formulários cadastrados</text:p>
          </table:table-cell>
        </table:table-row>
        <table:table-row table:style-name="ro2">
          <table:table-cell table:style-name="ce3" office:value-type="string">
            <text:p>Exceções</text:p>
          </table:table-cell>
          <table:table-cell office:value-type="string">
            <text:p>1. O usuário Revisor tenta acessar a área onde não possui autorização, é exibida uma mensagem informando que ele não tem permissão de acesso àquela área do sistema.</text:p>
          </table:table-cell>
        </table:table-row>
        <table:table-row table:style-name="ro1">
          <table:table-cell table:style-name="ce3"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6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um formulário para verificar as digitações realizadas para ele.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Clicar no nome do formulário desejado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O usuário obtém acesso à listagem das digitações realizadas para aquele formulário.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7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Selecionar digit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documento ao qual a digitação está associada deverá estar no status Aberto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Selecionar associada a uma digitação na listagem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A digitação escolhida será aprovada e as outras digitações para o mesmo documento serão Rejeitadas</text:p>
          </table:table-cell>
        </table:table-row>
        <table:table-row table:style-name="ro3">
          <table:table-cell table:style-name="ce3" office:value-type="string">
            <text:p>Exceções</text:p>
          </table:table-cell>
          <table:table-cell office:value-type="string">
            <text:p>1. Documento fechado. Caso o documento já tenha sido fechado não será possível mais modificar o status de uma digitação associada a este documento, será exibida uma mensagem de erro informando que o documento já está fechado.</text:p>
          </table:table-cell>
        </table:table-row>
        <table:table-row table:style-name="ro1">
          <table:table-cell table:style-name="ce3"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8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Visualizar digit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/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Visualizar associada a uma digitação na listagem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É exibido o formulário com os valores daquela digitação preenchidos, somente para fins de visualização.</text:p>
          </table:table-cell>
        </table:table-row>
        <table:table-row table:style-name="ro1">
          <table:table-cell office:value-type="string">
            <text:p>Exceções</text:p>
          </table:table-cell>
          <table:table-cell/>
        </table:table-row>
        <table:table-row table:style-name="ro1">
          <table:table-cell office:value-type="string">
            <text:p>Resultado Obtido</text:p>
          </table:table-cell>
          <table:table-cell office:value-type="string">
            <text:p>Funcionou corretamen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este</text:p>
          </table:table-cell>
          <table:table-cell office:value-type="string">
            <text:p>009</text:p>
          </table:table-cell>
        </table:table-row>
        <table:table-row table:style-name="ro1">
          <table:table-cell office:value-type="string">
            <text:p>Caso de teste</text:p>
          </table:table-cell>
          <table:table-cell office:value-type="string">
            <text:p>Fechar documento</text:p>
          </table:table-cell>
        </table:table-row>
        <table:table-row table:style-name="ro1">
          <table:table-cell office:value-type="string">
            <text:p>Pré-condição</text:p>
          </table:table-cell>
          <table:table-cell office:value-type="string">
            <text:p>O documento deverá estar no status Aberto</text:p>
          </table:table-cell>
        </table:table-row>
        <table:table-row table:style-name="ro1">
          <table:table-cell office:value-type="string">
            <text:p>Procedimento</text:p>
          </table:table-cell>
          <table:table-cell office:value-type="string">
            <text:p>1. O usuário Revisor clica na opção Fechar Documento associada a um documento na listagem</text:p>
          </table:table-cell>
        </table:table-row>
        <table:table-row table:style-name="ro1">
          <table:table-cell office:value-type="string">
            <text:p>Resultado Esperado</text:p>
          </table:table-cell>
          <table:table-cell office:value-type="string">
            <text:p>1. O status do documeto é modificado para Fechado e é exibida uma mensagem informando sobre esta ação.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7"/>
        </table:table-row>
        <table:table-row table:style-name="ro1">
          <table:table-cell office:value-type="string">
            <text:p>Resultado Obtido</text:p>
          </table:table-cell>
          <table:table-cell table:style-name="ce7" office:value-type="string">
            <text:p>Funcionou corretamente</text:p>
          </table:table-cell>
        </table:table-row>
        <table:table-row table:style-name="ro1">
          <table:table-cell/>
          <table:table-cell table:style-name="ce7"/>
        </table:table-row>
        <table:table-row table:style-name="ro1">
          <table:table-cell office:value-type="string">
            <text:p>Teste</text:p>
          </table:table-cell>
          <table:table-cell table:style-name="ce7" office:value-type="string">
            <text:p>010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7" office:value-type="string">
            <text:p>Filtrar resultados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7"/>
        </table:table-row>
        <table:table-row table:style-name="ro2">
          <table:table-cell table:style-name="ce3" office:value-type="string">
            <text:p>Procedimento</text:p>
          </table:table-cell>
          <table:table-cell table:style-name="ce7" office:value-type="string">
            <text:p>1. O usuário Revisor preenche os campos do formulário de busca pelos critérios que ele deseja buscar e clica em Buscar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7" office:value-type="string">
            <text:p>1. O sistema filtra o resultado da listagem de acordo com os filtros escolhidos e exibe a listagem.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7"/>
        </table:table-row>
        <table:table-row table:style-name="ro1">
          <table:table-cell office:value-type="string">
            <text:p>Resultado Obtido</text:p>
          </table:table-cell>
          <table:table-cell table:style-name="ce7" office:value-type="string">
            <text:p>Funcionou corretamente</text:p>
          </table:table-cell>
        </table:table-row>
        <table:table-row table:style-name="ro1">
          <table:table-cell/>
          <table:table-cell table:style-name="ce7"/>
        </table:table-row>
        <table:table-row table:style-name="ro1">
          <table:table-cell office:value-type="string">
            <text:p>Teste</text:p>
          </table:table-cell>
          <table:table-cell table:style-name="ce7" office:value-type="string">
            <text:p>011</text:p>
          </table:table-cell>
        </table:table-row>
        <table:table-row table:style-name="ro1">
          <table:table-cell office:value-type="string">
            <text:p>Caso de teste</text:p>
          </table:table-cell>
          <table:table-cell table:style-name="ce7" office:value-type="string">
            <text:p>Paginação</text:p>
          </table:table-cell>
        </table:table-row>
        <table:table-row table:style-name="ro1">
          <table:table-cell office:value-type="string">
            <text:p>Pré-condição</text:p>
          </table:table-cell>
          <table:table-cell table:style-name="ce7" office:value-type="string">
            <text:p>Estar na página de listagem das digitações</text:p>
          </table:table-cell>
        </table:table-row>
        <table:table-row table:style-name="ro1">
          <table:table-cell table:style-name="ce3" office:value-type="string">
            <text:p>Procedimento</text:p>
          </table:table-cell>
          <table:table-cell table:style-name="ce8" office:value-type="string">
            <text:p>1. O usuário Revisor clica na opção Próxima ou Anterior</text:p>
          </table:table-cell>
        </table:table-row>
        <table:table-row table:style-name="ro1">
          <table:table-cell office:value-type="string">
            <text:p>Resultado Esperado</text:p>
          </table:table-cell>
          <table:table-cell table:style-name="ce8" office:value-type="string">
            <text:p>1. O sistema realiza a busca dos 10 próximos ou os 10 resultados anteriores e os exibe na listagem.</text:p>
          </table:table-cell>
        </table:table-row>
        <table:table-row table:style-name="ro1">
          <table:table-cell office:value-type="string">
            <text:p>Exceções</text:p>
          </table:table-cell>
          <table:table-cell table:style-name="ce8"/>
        </table:table-row>
        <table:table-row table:style-name="ro1">
          <table:table-cell office:value-type="string">
            <text:p>Resultado Obtido</text:p>
          </table:table-cell>
          <table:table-cell table:style-name="ce8" office:value-type="string">
            <text:p>Funcionou corretamente</text:p>
          </table:table-cell>
        </table:table-row>
        <table:table-row table:style-name="ro1">
          <table:table-cell/>
          <table:table-cell table:style-name="ce8"/>
        </table:table-row>
      </table:table>
      <table:table table:name="Planilha2" table:style-name="ta2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3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5/03/2010</text:date>, <text:time>11:41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3" style:display-name="PageStyle_Planilh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1T15:29:35</meta:creation-date>
    <dc:date>2010-03-25T11:41:18</dc:date>
    <meta:editing-cycles>81</meta:editing-cycles>
    <meta:editing-duration>PT05H27M58S</meta:editing-duration>
    <meta:generator>OpenOffice.org/3.1$Linux OpenOffice.org_project/310m19$Build-9420</meta:generator>
    <dc:creator>Jackson </dc:creator>
    <meta:document-statistic meta:table-count="3" meta:cell-count="93" meta:object-count="0"/>
  </office:meta>
</office:document-meta>
</file>